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B900000121C3B6E42A1D9E647F.png" manifest:media-type="image/png"/>
  <manifest:file-entry manifest:full-path="Pictures/1000071900000F7D00000E4B67BC6E72B7543BCB.svg" manifest:media-type="image/svg+xml"/>
  <manifest:file-entry manifest:full-path="Pictures/100002010000008F0000008FD7336E96875B769C.png" manifest:media-type="image/png"/>
  <manifest:file-entry manifest:full-path="Pictures/10001A9B00000BCC00000BCC91C7605868693A92.svg" manifest:media-type="image/svg+xml"/>
  <manifest:file-entry manifest:full-path="Pictures/10000201000000BB000000AD9542BF64552FEDD7.png" manifest:media-type="image/png"/>
  <manifest:file-entry manifest:full-path="Pictures/10000201000000BB000000AD34FD69A169C85FCE.png" manifest:media-type="image/png"/>
  <manifest:file-entry manifest:full-path="Pictures/10000201000000BB000000AD27869A37A236F647.png" manifest:media-type="image/png"/>
  <manifest:file-entry manifest:full-path="Pictures/100002010000010D00000105BBB15516456C3AFC.png" manifest:media-type="image/png"/>
  <manifest:file-entry manifest:full-path="Pictures/10000201000000BB000000AD7B824918339E9713.png" manifest:media-type="image/png"/>
  <manifest:file-entry manifest:full-path="Pictures/1000071000000F7D00000E4B12FB2EED8BF6B16E.svg" manifest:media-type="image/svg+xml"/>
  <manifest:file-entry manifest:full-path="Pictures/10003FB6000016450000159C024055EE3643496B.svg" manifest:media-type="image/svg+xml"/>
  <manifest:file-entry manifest:full-path="Pictures/1000071100000F7D00000E4BEF54BCD52BBAD270.svg" manifest:media-type="image/svg+xml"/>
  <manifest:file-entry manifest:full-path="Pictures/1000070D00000F7D00000E4BAB61EA0347C009F3.svg" manifest:media-type="image/svg+xml"/>
  <manifest:file-entry manifest:full-path="Pictures/10000201000000BB000000ADF58BA419C008C576.png" manifest:media-type="image/png"/>
  <manifest:file-entry manifest:full-path="Pictures/1000070F00000F7D00000E4BC4E79E32731F21B3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0.941cm" fo:min-width="0.5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-color="#ffffff"/>
    </style:style>
    <style:style style:name="T1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xml:id="id2" draw:id="id2" draw:layer="layout" svg:width="3.6cm" svg:height="3.493cm" svg:x="21.891cm" svg:y="6.507cm">
          <draw:image xlink:href="Pictures/10003FB6000016450000159C024055EE3643496B.svg" xlink:type="simple" xlink:show="embed" xlink:actuate="onLoad">
            <text:p/>
          </draw:image>
          <draw:image xlink:href="Pictures/100002010000010D00000105BBB15516456C3AFC.png" xlink:type="simple" xlink:show="embed" xlink:actuate="onLoad"/>
        </draw:frame>
        <draw:frame draw:style-name="gr1" draw:text-style-name="P1" xml:id="id1" draw:id="id1" draw:layer="layout" svg:width="1.517cm" svg:height="1.4cm" svg:x="25.207cm" svg:y="11.6cm">
          <draw:image xlink:href="Pictures/1000071000000F7D00000E4B12FB2EED8BF6B16E.svg" xlink:type="simple" xlink:show="embed" xlink:actuate="onLoad">
            <text:p/>
          </draw:image>
          <draw:image xlink:href="Pictures/10000201000000BB000000AD34FD69A169C85FCE.png" xlink:type="simple" xlink:show="embed" xlink:actuate="onLoad"/>
        </draw:frame>
        <draw:connector draw:style-name="gr2" draw:text-style-name="P2" draw:layer="layout" svg:x1="25.207cm" svg:y1="12.3cm" svg:x2="23.691cm" svg:y2="10cm" draw:start-shape="id1" draw:start-glue-point="3" draw:end-shape="id2" draw:end-glue-point="2" svg:d="M25207 12300h-1516v-2300" svg:viewBox="0 0 1517 2301">
          <text:p/>
        </draw:connector>
        <draw:frame draw:style-name="gr3" draw:text-style-name="P3" draw:layer="layout" svg:width="2.191cm" svg:height="0.962cm" svg:x="24.891cm" svg:y="13.038cm">
          <draw:text-box>
            <text:p>object</text:p>
          </draw:text-box>
        </draw:frame>
        <draw:frame draw:style-name="gr3" draw:text-style-name="P3" draw:layer="layout" svg:width="2.509cm" svg:height="0.962cm" svg:x="25.091cm" svg:y="7.238cm">
          <draw:text-box>
            <text:p>service</text:p>
          </draw:text-box>
        </draw:frame>
        <draw:frame draw:style-name="gr1" draw:text-style-name="P1" xml:id="id3" draw:id="id3" draw:layer="layout" svg:width="2.076cm" svg:height="1.844cm" svg:x="16.584cm" svg:y="3.704cm">
          <draw:image xlink:href="Pictures/1000071100000F7D00000E4BEF54BCD52BBAD270.svg" xlink:type="simple" xlink:show="embed" xlink:actuate="onLoad">
            <text:p/>
          </draw:image>
          <draw:image xlink:href="Pictures/10000201000000BB000000ADF58BA419C008C576.png" xlink:type="simple" xlink:show="embed" xlink:actuate="onLoad"/>
        </draw:frame>
        <draw:frame draw:style-name="gr1" draw:text-style-name="P1" xml:id="id4" draw:id="id4" draw:layer="layout" svg:width="2.138cm" svg:height="1.899cm" svg:x="16.553cm" svg:y="7cm">
          <draw:image xlink:href="Pictures/1000070D00000F7D00000E4BAB61EA0347C009F3.svg" xlink:type="simple" xlink:show="embed" xlink:actuate="onLoad">
            <text:p/>
          </draw:image>
          <draw:image xlink:href="Pictures/10000201000000BB000000AD7B824918339E9713.png" xlink:type="simple" xlink:show="embed" xlink:actuate="onLoad"/>
        </draw:frame>
        <draw:frame draw:style-name="gr1" draw:text-style-name="P1" xml:id="id5" draw:id="id5" draw:layer="layout" svg:width="2.124cm" svg:height="1.96cm" svg:x="16.56cm" svg:y="10.681cm">
          <draw:image xlink:href="Pictures/1000070F00000F7D00000E4BC4E79E32731F21B3.svg" xlink:type="simple" xlink:show="embed" xlink:actuate="onLoad">
            <text:p/>
          </draw:image>
          <draw:image xlink:href="Pictures/10000201000000BB000000AD27869A37A236F647.png" xlink:type="simple" xlink:show="embed" xlink:actuate="onLoad"/>
        </draw:frame>
        <draw:connector draw:style-name="gr4" draw:text-style-name="P2" draw:layer="layout" svg:x1="21.891cm" svg:y1="8.253cm" svg:x2="18.66cm" svg:y2="4.626cm" draw:start-shape="id2" draw:start-glue-point="3" draw:end-shape="id3" draw:end-glue-point="1" svg:d="M21891 8253h-1615v-3627h-1616" svg:viewBox="0 0 3232 3628">
          <text:p/>
        </draw:connector>
        <draw:connector draw:style-name="gr4" draw:text-style-name="P2" draw:layer="layout" svg:x1="21.891cm" svg:y1="8.253cm" svg:x2="18.691cm" svg:y2="7.949cm" draw:start-shape="id2" draw:start-glue-point="3" draw:end-shape="id4" svg:d="M21891 8253h-1600v-304h-1600" svg:viewBox="0 0 3201 305">
          <text:p/>
        </draw:connector>
        <draw:connector draw:style-name="gr4" draw:text-style-name="P2" draw:layer="layout" svg:x1="21.891cm" svg:y1="8.253cm" svg:x2="18.684cm" svg:y2="11.661cm" draw:start-shape="id2" draw:start-glue-point="3" draw:end-shape="id5" svg:d="M21891 8253h-1603v3408h-1604" svg:viewBox="0 0 3208 3409">
          <text:p/>
        </draw:connector>
        <draw:frame draw:style-name="gr3" draw:text-style-name="P5" draw:layer="layout" svg:width="4.198cm" svg:height="0.962cm" svg:x="12.902cm" svg:y="3cm">
          <draw:text-box>
            <text:p text:style-name="P4">web gateway</text:p>
          </draw:text-box>
        </draw:frame>
        <draw:frame draw:style-name="gr5" draw:text-style-name="P5" draw:layer="layout" svg:width="3.918cm" svg:height="1.162cm" svg:x="13.182cm" svg:y="6.4cm">
          <draw:text-box>
            <text:p text:style-name="P4">bot gateway</text:p>
          </draw:text-box>
        </draw:frame>
        <draw:frame draw:style-name="gr3" draw:text-style-name="P5" draw:layer="layout" svg:width="3.355cm" svg:height="0.962cm" svg:x="13.745cm" svg:y="13.638cm">
          <draw:text-box>
            <text:p text:style-name="P4">x gateway</text:p>
          </draw:text-box>
        </draw:frame>
        <draw:frame draw:style-name="gr1" draw:text-style-name="P1" xml:id="id6" draw:id="id6" draw:layer="layout" svg:width="2.138cm" svg:height="1.899cm" svg:x="9.262cm" svg:y="7cm">
          <draw:image xlink:href="Pictures/1000070D00000F7D00000E4BAB61EA0347C009F3.svg" xlink:type="simple" xlink:show="embed" xlink:actuate="onLoad">
            <text:p/>
          </draw:image>
          <draw:image xlink:href="Pictures/10000201000000BB000000AD7B824918339E9713.png" xlink:type="simple" xlink:show="embed" xlink:actuate="onLoad"/>
        </draw:frame>
        <draw:connector draw:style-name="gr4" draw:text-style-name="P2" draw:layer="layout" svg:x1="16.553cm" svg:y1="7.949cm" svg:x2="11.4cm" svg:y2="7.949cm" draw:start-shape="id4" draw:start-glue-point="3" draw:end-shape="id6" svg:d="M16553 7949h-5153" svg:viewBox="0 0 5154 1">
          <text:p/>
        </draw:connector>
        <draw:frame draw:style-name="gr3" draw:text-style-name="P3" xml:id="id10" draw:id="id10" draw:layer="layout" svg:width="3.567cm" svg:height="0.962cm" svg:x="6.433cm" svg:y="6.4cm">
          <draw:text-box>
            <text:p>bot service</text:p>
          </draw:text-box>
        </draw:frame>
        <draw:frame draw:style-name="gr1" draw:text-style-name="P1" xml:id="id7" draw:id="id7" draw:layer="layout" svg:width="2.076cm" svg:height="1.844cm" svg:x="9.324cm" svg:y="3.704cm">
          <draw:image xlink:href="Pictures/1000071100000F7D00000E4BEF54BCD52BBAD270.svg" xlink:type="simple" xlink:show="embed" xlink:actuate="onLoad">
            <text:p/>
          </draw:image>
          <draw:image xlink:href="Pictures/10000201000000BB000000ADF58BA419C008C576.png" xlink:type="simple" xlink:show="embed" xlink:actuate="onLoad"/>
        </draw:frame>
        <draw:frame draw:style-name="gr3" draw:text-style-name="P3" draw:layer="layout" svg:width="3.317cm" svg:height="0.962cm" svg:x="6.683cm" svg:y="3cm">
          <draw:text-box>
            <text:p>web client</text:p>
          </draw:text-box>
        </draw:frame>
        <draw:connector draw:style-name="gr4" draw:text-style-name="P2" draw:layer="layout" svg:x1="16.584cm" svg:y1="4.626cm" svg:x2="11.4cm" svg:y2="4.626cm" draw:start-shape="id3" draw:start-glue-point="3" draw:end-shape="id7" svg:d="M16584 4626h-5184" svg:viewBox="0 0 5185 1">
          <text:p/>
        </draw:connector>
        <draw:frame draw:style-name="gr1" draw:text-style-name="P1" xml:id="id9" draw:id="id9" draw:layer="layout" svg:width="3.019cm" svg:height="3.019cm" svg:x="1.307cm" svg:y="3.117cm">
          <draw:image xlink:href="Pictures/10001A9B00000BCC00000BCC91C7605868693A92.svg" xlink:type="simple" xlink:show="embed" xlink:actuate="onLoad">
            <text:p/>
          </draw:image>
          <draw:image xlink:href="Pictures/100002010000008F0000008FD7336E96875B769C.png" xlink:type="simple" xlink:show="embed" xlink:actuate="onLoad"/>
        </draw:frame>
        <draw:frame draw:style-name="gr6" draw:text-style-name="P1" xml:id="id8" draw:id="id8" draw:layer="layout" svg:width="2.138cm" svg:height="1.899cm" svg:x="2cm" svg:y="7cm">
          <draw:image xlink:href="Pictures/1000070D00000F7D00000E4BAB61EA0347C009F3.svg" xlink:type="simple" xlink:show="embed" xlink:actuate="onLoad">
            <text:p text:style-name="P1"/>
          </draw:image>
          <draw:image xlink:href="Pictures/10000201000000BB000000AD7B824918339E9713.png" xlink:type="simple" xlink:show="embed" xlink:actuate="onLoad"/>
        </draw:frame>
        <draw:custom-shape draw:style-name="gr7" draw:text-style-name="P7" draw:layer="layout" svg:width="1cm" svg:height="1.2cm" svg:x="2.6cm" svg:y="7.4cm">
          <text:p text:style-name="P6"><text:span text:style-name="T1">f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onnector draw:style-name="gr4" draw:text-style-name="P2" draw:layer="layout" svg:x1="9.262cm" svg:y1="7.949cm" svg:x2="4.138cm" svg:y2="7.949cm" draw:start-shape="id6" draw:start-glue-point="3" draw:end-shape="id8" draw:end-glue-point="1" svg:d="M9262 7949h-5124" svg:viewBox="0 0 5125 1">
          <text:p/>
        </draw:connector>
        <draw:connector draw:style-name="gr4" draw:text-style-name="P2" draw:layer="layout" svg:x1="9.324cm" svg:y1="4.626cm" svg:x2="4.326cm" svg:y2="4.626cm" draw:start-shape="id7" draw:start-glue-point="3" draw:end-shape="id9" draw:end-glue-point="1" svg:d="M9324 4626h-4998" svg:viewBox="0 0 4999 1">
          <text:p/>
        </draw:connector>
        <draw:connector draw:style-name="gr4" draw:text-style-name="P2" draw:layer="layout" svg:x1="4.326cm" svg:y1="4.626cm" svg:x2="6.433cm" svg:y2="6.881cm" draw:start-shape="id9" draw:start-glue-point="1" draw:end-shape="id10" draw:end-glue-point="3" svg:d="M4326 4626h1054v2255h1053" svg:viewBox="0 0 2108 2256">
          <text:p/>
        </draw:connector>
        <draw:frame draw:style-name="gr1" draw:text-style-name="P1" xml:id="id11" draw:id="id11" draw:layer="layout" svg:width="2.207cm" svg:height="2.037cm" svg:x="16.519cm" svg:y="14.163cm">
          <draw:image xlink:href="Pictures/1000071900000F7D00000E4B67BC6E72B7543BCB.svg" xlink:type="simple" xlink:show="embed" xlink:actuate="onLoad">
            <text:p/>
          </draw:image>
          <draw:image xlink:href="Pictures/10000201000000BB000000AD9542BF64552FEDD7.png" xlink:type="simple" xlink:show="embed" xlink:actuate="onLoad"/>
        </draw:frame>
        <draw:connector draw:style-name="gr4" draw:text-style-name="P2" draw:layer="layout" svg:x1="21.891cm" svg:y1="8.253cm" svg:x2="18.726cm" svg:y2="15.181cm" draw:start-shape="id2" draw:start-glue-point="3" draw:end-shape="id11" svg:d="M21891 8253h-1582v6928h-1583" svg:viewBox="0 0 3166 6929">
          <text:p/>
        </draw:connector>
        <draw:frame draw:style-name="gr3" draw:text-style-name="P3" draw:layer="layout" svg:width="5.218cm" svg:height="0.962cm" svg:x="11.882cm" svg:y="10cm">
          <draw:text-box>
            <text:p>console gateway</text:p>
          </draw:text-box>
        </draw:frame>
        <draw:frame draw:style-name="gr1" draw:text-style-name="P1" xml:id="id12" draw:id="id12" draw:layer="layout" svg:width="2.934cm" svg:height="1.922cm" svg:x="1.8cm" svg:y="10.7cm">
          <draw:image xlink:href="Pictures/10000201000001B900000121C3B6E42A1D9E647F.png" xlink:type="simple" xlink:show="embed" xlink:actuate="onLoad">
            <text:p/>
          </draw:image>
        </draw:frame>
        <draw:connector draw:style-name="gr4" draw:text-style-name="P2" draw:layer="layout" svg:x1="16.56cm" svg:y1="11.661cm" svg:x2="4.734cm" svg:y2="11.661cm" draw:start-shape="id5" draw:start-glue-point="3" draw:end-shape="id12" svg:d="M16560 11661h-11826" svg:viewBox="0 0 11827 1">
          <text:p/>
        </draw:connector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31T19:57:59.296046029</meta:creation-date>
    <dc:date>2017-05-31T20:21:00.289071546</dc:date>
    <meta:editing-duration>PT1M47S</meta:editing-duration>
    <meta:editing-cycles>1</meta:editing-cycles>
    <meta:document-statistic meta:object-count="54"/>
    <meta:generator>LibreOffice/5.1.6.2$Linux_X86_64 LibreOffice_project/10m0$Build-2</meta:generator>
  </office:meta>
</office:document-meta>
</file>